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HandlerConnectorTests.toDataBuffer(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HandlerConnectorTests.adap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stHttpHandler.TestHttpHandler( Function &lt; ServerHttpResponse , Mono &lt; Void &gt; &gt; 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HandlerConnectorTests.adap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estHttpHandler.handle( ServerHttpRequest request ,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HandlerConnectorTests.handlerOnNonBlocking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HttpHandler.getSaved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